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cm" svg:height="2.069cm" svg:x="5.83cm" svg:y="8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1.905cm" svg:height="0.635cm" svg:x="13.7cm" svg:y="9.255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1.905cm" svg:height="0.635cm" svg:x="6.473cm" svg:y="9.255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curve" svg:x1="8.378cm" svg:y1="9.572cm" svg:x2="13.7cm" svg:y2="9.572cm" draw:start-shape="id1" draw:start-glue-point="8" draw:end-shape="id2" draw:end-glue-point="6" svg:d="m8378 9572h5322">
          <text:p/>
        </draw:connector>
        <draw:frame draw:style-name="gr4" draw:text-style-name="P2" draw:layer="layout" svg:width="3.228cm" svg:height="0.725cm" svg:x="8.62cm" svg:y="8.847cm">
          <draw:text-box>
            <text:p><text:span text:style-name="T1">130.149.7.201</text:span></text:p>
          </draw:text-box>
        </draw:frame>
        <draw:frame draw:style-name="gr4" draw:text-style-name="P2" draw:layer="layout" svg:width="2.754cm" svg:height="0.725cm" svg:x="13.065cm" svg:y="9.8cm">
          <draw:text-box>
            <text:p><text:span text:style-name="T1">130.149.7.1</text:span></text:p>
          </draw:text-box>
        </draw:frame>
        <draw:custom-shape draw:style-name="gr5" draw:text-style-name="P1" draw:layer="layout" svg:width="6.985cm" svg:height="8.255cm" svg:x="1.635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54cm" svg:height="0.725cm" svg:x="5.866cm" svg:y="9.89cm">
          <draw:text-box>
            <text:p><text:span text:style-name="T1">192.168.3.1</text:span></text:p>
          </draw:text-box>
        </draw:frame>
        <draw:custom-shape draw:style-name="gr2" draw:text-style-name="P1" draw:id="id5" draw:layer="layout" svg:width="1.27cm" svg:height="1.27cm" svg:x="2.27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1.27cm" svg:height="1.27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1.27cm" svg:height="1.27cm" svg:x="2.27cm" svg:y="9.25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28cm" svg:height="0.725cm" svg:x="1.582cm" svg:y="6.715cm">
          <draw:text-box>
            <text:p><text:span text:style-name="T1">192.168.3.100</text:span></text:p>
          </draw:text-box>
        </draw:frame>
        <draw:frame draw:style-name="gr4" draw:text-style-name="P2" draw:layer="layout" svg:width="3.228cm" svg:height="0.725cm" svg:x="4.81cm" svg:y="5.355cm">
          <draw:text-box>
            <text:p><text:span text:style-name="T1">192.168.3.101</text:span></text:p>
          </draw:text-box>
        </draw:frame>
        <draw:frame draw:style-name="gr4" draw:text-style-name="P2" draw:layer="layout" svg:width="3.199cm" svg:height="0.725cm" svg:x="2.27cm" svg:y="10.525cm">
          <draw:text-box>
            <text:p><text:span text:style-name="T1">192.168.3.115</text:span></text:p>
          </draw:text-box>
        </draw:frame>
        <draw:connector draw:style-name="gr6" draw:text-style-name="P1" draw:layer="layout" draw:type="lines" svg:x1="3.54cm" svg:y1="9.89cm" svg:x2="6.473cm" svg:y2="9.572cm" draw:start-shape="id3" draw:start-glue-point="1" draw:end-shape="id1" draw:end-glue-point="6" svg:d="m3540 9890h501l1930-318h502">
          <text:p/>
        </draw:connector>
        <draw:connector draw:style-name="gr6" draw:text-style-name="P1" draw:layer="layout" draw:type="lines" svg:x1="6.715cm" svg:y1="7.35cm" svg:x2="7.426cm" svg:y2="9.255cm" draw:start-shape="id4" draw:start-glue-point="2" draw:end-shape="id1" draw:end-glue-point="5" svg:d="m6715 7350v501l711 902v502">
          <text:p/>
        </draw:connector>
        <draw:connector draw:style-name="gr6" draw:text-style-name="P1" draw:layer="layout" draw:type="lines" draw:line-skew="0cm 0.502cm" svg:x1="3.54cm" svg:y1="6.08cm" svg:x2="7.426cm" svg:y2="9.255cm" draw:start-shape="id5" draw:start-glue-point="1" draw:end-shape="id1" draw:end-glue-point="5" svg:d="m3540 6080h501l3385 3175v0">
          <text:p/>
        </draw:connector>
        <draw:frame draw:style-name="gr7" draw:layer="layout" svg:width="3.228cm" svg:height="1.673cm" svg:x="3.54cm" svg:y="11.392cm">
          <draw:text-box>
            <text:p><text:span text:style-name="T1">192.168.1.1 - 192.168.1.255</text:span></text:p>
            <text:p><text:span text:style-name="T1">255.255.255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sco </meta:initial-creator>
    <meta:creation-date>2010-08-17T00:24:07</meta:creation-date>
    <dc:date>2010-08-17T14:38:27</dc:date>
    <dc:creator>rasco </dc:creator>
    <meta:editing-duration>PT00H36M37S</meta:editing-duration>
    <meta:editing-cycles>6</meta:editing-cycles>
    <meta:generator>OpenOffice.org/3.2$Linux OpenOffice.org_project/320m12$Build-9483</meta:generator>
    <meta:document-statistic meta:object-count="18"/>
  </office:meta>
</office:document-meta>
</file>